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4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5.4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cdb5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cdb50" officeooo:paragraph-rsid="004cdb50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491c8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5590f7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none" fo:font-weight="bold" officeooo:rsid="00491c8f" style:font-weight-asian="bold" style:font-weight-complex="bold"/>
    </style:style>
    <style:style style:name="T4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officeooo:rsid="00500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ngamiento:<text:span text:style-name="T1"> <text:tab/><text:tab/></text:span><text:span text:style-name="T5"><text:placeholder text:placeholder-type="text">&lt;o.transaction_id.name&gt;</text:placeholder></text:span><text:span text:style-name="T2"> - </text:span><text:span text:style-name="T5"><text:placeholder text:placeholder-type="text">&lt;o.date_invoice and formatLang(o.date_invoice,date='true')&gt;</text:placeholder></text:span><text:span text:style-name="T5"> - </text:span><text:span text:style-name="T5"><text:placeholder text:placeholder-type="text">&lt;o.partner_id.name&gt;</text:placeholder></text:span><text:span text:style-name="T2"> - </text:span><text:span text:style-name="T5"><text:placeholder text:placeholder-type="text">&lt;o.display_name&gt;</text:placeholder></text:span></text:p>
      <text:p text:style-name="P5">Expediente:<text:span text:style-name="T1"><text:tab/><text:tab/><text:tab/></text:span><text:span text:style-name="T5"><text:placeholder text:placeholder-type="text">&lt;o.transaction_id.expedient_id.number&gt;</text:placeholder></text:span></text:p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/>
          </table:table-cell>
        </table:table-row>
      </table:table>
      <text:p text:style-name="P3"/>
      <text:p text:style-name="P5"><text:span text:style-name="T1">Liquídese a Favor de: <text:tab/><text:tab/></text:span><text:span text:style-name="T5"><text:placeholder text:placeholder-type="text">&lt;o.partner_id.name&gt;</text:placeholder></text:span></text:p>
      <text:p text:style-name="P5"><text:span text:style-name="T1">La cantidad de Pesos:<text:tab/><text:tab/></text:span><text:span text:style-name="T5"><text:placeholder text:placeholder-type="text">&lt;formatLang(o.amount_total)&gt;</text:placeholder></text:span>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/>
            <text:p text:style-name="P18"/>
          </table:table-cell>
        </table:table-row>
      </table:table>
      <text:p text:style-name="P15"/>
      <text:p text:style-name="P16"><text:span text:style-name="T3">Concepto:<text:tab/><text:tab/><text:tab/></text:span><text:span text:style-name="T4"><text:placeholder text:placeholder-type="text">&lt;o.transaction_id.name&gt;</text:placeholder></text:span></text:p>
      <text:p text:style-name="P5"><text:span text:style-name="T1">Comprobante:<text:tab/><text:tab/><text:tab/></text:span><text:span text:style-name="T5"><text:placeholder text:placeholder-type="text">&lt;o.display_name&gt;</text:placeholder></text:span></text:p>
      <text:p text:style-name="P7"><text:span text:style-name="T1">Vencimiento:<text:tab/><text:tab/><text:tab/></text:span><text:span text:style-name="T5"><text:placeholder text:placeholder-type="text">&lt;o.date_due and formatLang(o.date_due,date='true')&gt;</text:placeholder></text:span></text:p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/>
          </table:table-cell>
        </table:table-row>
      </table:table>
      <text:p text:style-name="P3"/>
      <text:p text:style-name="P3">Total <text:span text:style-name="T6">Devengado</text:span>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1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22"><text:placeholder text:placeholder-type="text">&lt;for each="line in o.invoice_line_ids"&gt;</text:placeholder></text:p>
          </table:table-cell>
          <table:table-cell table:style-name="Tabla1.B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2"><text:placeholder text:placeholder-type="text">&lt;line.definitive_line_id&gt;</text:placeholder></text:p>
          </table:table-cell>
          <table:table-cell table:style-name="Tabla1.B2" office:value-type="string">
            <text:p text:style-name="P23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22"><text:placeholder text:placeholder-type="text">&lt;/for&gt;</text:placeholder></text:p>
          </table:table-cell>
          <table:table-cell table:style-name="Tabla1.B2" office:value-type="string">
            <text:p text:style-name="P17"/>
          </table:table-cell>
        </table:table-row>
      </table:table>
      <text:p text:style-name="P3"/>
      <text:p text:style-name="P3"/>
      <text:p text:style-name="P24"/>
      <text:p text:style-name="P3"/>
      <text:p text:style-name="P6">Dirección Administrativa Financiera</text:p>
      <text:p text:style-name="P6"/>
      <text:p text:style-name="P10">Confeccionó: <text:tab/><text:tab/><text:tab/>Controló:</text:p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/>
          </table:table-cell>
          <table:table-cell table:style-name="Tabla2.B1" office:value-type="string">
            <text:p text:style-name="P17"/>
          </table:table-cell>
        </table:table-row>
      </table:table>
      <text:p text:style-name="P10"/>
      <text:p text:style-name="P1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4"/>
      <text:p text:style-name="P10"/>
      <text:p text:style-name="P10"/>
      <text:p text:style-name="P11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a3.A2" office:value-type="string">
            <text:p text:style-name="P12">Firma y Sello</text:p>
            <text:p text:style-name="P12">D.A.F.</text:p>
          </table:table-cell>
        </table:table-row>
      </table:table>
      <text:p text:style-name="P12"/>
      <text:p text:style-name="P11"/>
      <text:p text:style-name="P2"/>
      <text:p text:style-name="P9"/>
      <text:p text:style-name="P9"/>
      <text:p text:style-name="P9"/>
      <text:p text:style-name="P9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3T18:45:51.451157662</dc:date>
    <meta:editing-duration>PT21H23S</meta:editing-duration>
    <meta:editing-cycles>51</meta:editing-cycles>
    <meta:generator>LibreOffice/5.1.6.2$Linux_X86_64 LibreOffice_project/10m0$Build-2</meta:generator>
    <dc:title>ir.actions.report.xml</dc:title>
    <meta:document-statistic meta:table-count="7" meta:image-count="0" meta:object-count="0" meta:page-count="1" meta:paragraph-count="17" meta:word-count="54" meta:character-count="668" meta:non-whitespace-character-count="61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